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paragraph-rsid="0019610f"/>
    </style:style>
    <style:style style:name="P10" style:family="paragraph" style:parent-style-name="Text_20_body" style:list-style-name="L1">
      <style:text-properties officeooo:rsid="0007814d" officeooo:paragraph-rsid="000e74c3"/>
    </style:style>
    <style:style style:name="P11" style:family="paragraph" style:parent-style-name="Text_20_body" style:list-style-name="L1">
      <style:text-properties officeooo:rsid="0007814d" officeooo:paragraph-rsid="0019610f"/>
    </style:style>
    <style:style style:name="P12" style:family="paragraph" style:parent-style-name="Text_20_body" style:list-style-name="L1">
      <style:text-properties officeooo:rsid="00168f16" officeooo:paragraph-rsid="00168f16"/>
    </style:style>
    <style:style style:name="P13" style:family="paragraph" style:parent-style-name="Text_20_body" style:list-style-name="L1">
      <style:text-properties officeooo:rsid="00168f16" officeooo:paragraph-rsid="0019610f"/>
    </style:style>
    <style:style style:name="P14" style:family="paragraph" style:parent-style-name="Text_20_body" style:list-style-name="L1">
      <style:text-properties officeooo:rsid="00156b67" officeooo:paragraph-rsid="00156b67"/>
    </style:style>
    <style:style style:name="P15" style:family="paragraph" style:parent-style-name="Text_20_body" style:list-style-name="L1">
      <style:text-properties officeooo:rsid="00156b67" officeooo:paragraph-rsid="0019610f"/>
    </style:style>
    <style:style style:name="P16" style:family="paragraph" style:parent-style-name="Table_20_Contents">
      <style:text-properties style:font-name="Times New Roman" fo:font-size="12pt" fo:font-weight="bold" officeooo:rsid="00168f16" officeooo:paragraph-rsid="00168f16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9610f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56b67"/>
    </style:style>
    <style:style style:name="T9" style:family="text">
      <style:text-properties officeooo:rsid="00168f16"/>
    </style:style>
    <style:style style:name="T10" style:family="text">
      <style:text-properties officeooo:rsid="001842c3"/>
    </style:style>
    <style:style style:name="T11" style:family="text">
      <style:text-properties officeooo:rsid="00185e52"/>
    </style:style>
    <style:style style:name="T12" style:family="text">
      <style:text-properties officeooo:rsid="00185a6a"/>
    </style:style>
    <style:style style:name="T13" style:family="text">
      <style:text-properties officeooo:rsid="0018e818"/>
    </style:style>
    <style:style style:name="T14" style:family="text">
      <style:text-properties officeooo:rsid="001a3e36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6">Modifica dati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0222295" text:style-name="L1">
              <text:list-item>
                <text:p text:style-name="P9"><text:span text:style-name="T12">Federica, impiegata dell'asilo, deve </text:span><text:span text:style-name="T13">modificare</text:span><text:span text:style-name="T12"> </text:span><text:span text:style-name="T13">nel</text:span><text:span text:style-name="T12"> registro </text:span><text:span text:style-name="T13">i dati errati di un tirocinante.</text:span></text:p>
              </text:list-item>
              <text:list-item>
                <text:p text:style-name="P9"><text:span text:style-name="T13">Federica si connette alla rete e a</text:span><text:span text:style-name="T3">ccede al sito </text:span><text:span text:style-name="T5">dell'asilo Mazzetti.</text:span></text:p>
              </text:list-item>
              <text:list-item>
                <text:p text:style-name="P9"><text:span text:style-name="T7">Federica</text:span><text:span text:style-name="T3"> inserisce </text:span><text:span text:style-name="T6">username e password per la sua autenticazione</text:span></text:p>
                <text:list>
                  <text:list-item>
                    <text:p text:style-name="P11">Il sistema mostra una schermata con tutte le possibili operazioni</text:p>
                  </text:list-item>
                </text:list>
              </text:list-item>
              <text:list-item>
                <text:p text:style-name="P9"><text:span text:style-name="T7">Federica</text:span><text:span text:style-name="T3"> </text:span><text:span text:style-name="T7">sceglie l'area del sito riguardante </text:span><text:span text:style-name="T13">la modifica dei dati di un tirocina</text:span><text:span text:style-name="T14">n</text:span><text:span text:style-name="T13">te</text:span></text:p>
                <text:list>
                  <text:list-item>
                    <text:p text:style-name="P13">Il sistema mostra l'elenco dei tirocinanti associati all'asilo e selezion<text:span text:style-name="T10">a</text:span> la tirocinante <text:span text:style-name="T13">da modificare</text:span> “Angela D'Oria”</text:p>
                  </text:list-item>
                </text:list>
              </text:list-item>
              <text:list-item>
                <text:p text:style-name="P15">Federica <text:span text:style-name="T9">modifica alcuni dati della tirocinante </text:span><text:span text:style-name="T11">selezionata</text:span><text:span text:style-name="T9"> e sottomette al sistema</text:span></text:p>
                <text:list>
                  <text:list-item>
                    <text:p text:style-name="P15">Il sistema <text:span text:style-name="T9">modifica i dati </text:span>e <text:span text:style-name="T9">visualizza i dati aggiornati della tirocinante.</text:span></text:p>
                  </text:list-item>
                </text:list>
              </text:list-item>
              <text:list-item>
                <text:p text:style-name="P9"><text:span text:style-name="T7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8T10:08:13.78</dc:date>
    <meta:editing-duration>PT4H33M3S</meta:editing-duration>
    <meta:editing-cycles>15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4" meta:word-count="125" meta:character-count="822" meta:non-whitespace-character-count="719"/>
  </office:meta>
</office:document-meta>
</file>